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38A3000035D968ACB004D06BF455.wmf" manifest:media-type="image/x-wmf"/>
  <manifest:file-entry manifest:full-path="Pictures/2000000A0000390D000035BE77478F8DEF477D9B.wmf" manifest:media-type="image/x-wmf"/>
  <manifest:file-entry manifest:full-path="Pictures/2000000A000038BE000035F3C32AFBD8124DC262.wmf" manifest:media-type="image/x-wmf"/>
  <manifest:file-entry manifest:full-path="Pictures/2000000A000039770000362805426FD3FE9A63DB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justify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1pt" fo:language="es" fo:country="ES" style:text-underline-style="none" style:font-size-asian="11pt"/>
    </style:style>
    <style:style style:name="P3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1pt" fo:language="es" fo:country="ES" style:text-underline-style="solid" style:text-underline-width="auto" style:text-underline-color="font-color" style:font-size-asian="11pt"/>
    </style:style>
    <style:style style:name="P4" style:family="paragraph" style:parent-style-name="Standard">
      <style:paragraph-properties fo:margin-top="0cm" fo:margin-bottom="0.353cm" loext:contextual-spacing="false" fo:line-height="100%" fo:text-align="justify" style:justify-single-word="false"/>
    </style:style>
    <style:style style:name="P5" style:family="paragraph" style:parent-style-name="Standard" style:master-page-name="Standard">
      <style:paragraph-properties fo:margin-top="0cm" fo:margin-bottom="0.353cm" loext:contextual-spacing="false" fo:line-height="115%" fo:text-align="justify" style:justify-single-word="false" style:page-number="auto">
        <style:tab-stops>
          <style:tab-stop style:position="13.275cm"/>
        </style:tab-stops>
      </style:paragraph-properties>
      <style:text-properties style:font-name="Calibri" fo:font-size="11pt" fo:language="es" fo:country="ES" style:text-underline-style="solid" style:text-underline-width="auto" style:text-underline-color="font-color" style:font-size-asian="11pt"/>
    </style:style>
    <style:style style:name="P6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1pt" fo:language="es" fo:country="ES" style:text-underline-style="none" style:font-size-asian="11pt"/>
    </style:style>
    <style:style style:name="P7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13.275cm"/>
        </style:tab-stops>
      </style:paragraph-properties>
      <style:text-properties style:font-name="Calibri" fo:font-size="11pt" fo:language="es" fo:country="ES" style:text-underline-style="none" style:font-size-asian="11pt"/>
    </style:style>
    <style:style style:name="P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Calibri" fo:font-size="11pt" fo:language="es" fo:country="ES" style:text-underline-style="none" style:font-size-asian="11pt"/>
    </style:style>
    <style:style style:name="P9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1pt" fo:language="es" fo:country="ES" style:text-underline-style="solid" style:text-underline-width="auto" style:text-underline-color="font-color" style:font-size-asian="11pt"/>
    </style:style>
    <style:style style:name="P10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paragraph-rsid="00132b8d"/>
    </style:style>
    <style:style style:name="P11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>
        <style:tab-stops/>
      </style:paragraph-properties>
    </style:style>
    <style:style style:name="P12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>
        <style:tab-stops/>
      </style:paragraph-properties>
      <style:text-properties style:font-name="Calibri" fo:font-size="11pt" fo:language="es" fo:country="ES" style:text-underline-style="none" style:font-size-asian="11pt"/>
    </style:style>
    <style:style style:name="T1" style:family="text">
      <style:text-properties style:font-name="Calibri" fo:font-size="11pt" fo:language="es" fo:country="ES" style:text-underline-style="none" style:font-size-asian="11pt"/>
    </style:style>
    <style:style style:name="T2" style:family="text">
      <style:text-properties style:font-name="Calibri" fo:font-size="11pt" fo:language="es" fo:country="ES" style:text-underline-style="none" officeooo:rsid="000e11d4" style:font-size-asian="11pt"/>
    </style:style>
    <style:style style:name="T3" style:family="text">
      <style:text-properties style:font-name="Calibri" fo:font-size="11pt" fo:language="es" fo:country="ES" style:text-underline-style="none" officeooo:rsid="0012204d" style:font-size-asian="11pt"/>
    </style:style>
    <style:style style:name="T4" style:family="text">
      <style:text-properties officeooo:rsid="00132b8d"/>
    </style:style>
    <style:style style:name="T5" style:family="text">
      <style:text-properties officeooo:rsid="0015ff22"/>
    </style:style>
    <style:style style:name="T6" style:family="text">
      <style:text-properties officeooo:rsid="0016a5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Software</text:span> utilizado</text:p>
      <text:p text:style-name="P7">Se ha utilizado el siguiente software:</text:p>
      <text:list xml:id="list5395929349086935698" text:style-name="WWNum1">
        <text:list-item>
          <text:p text:style-name="P12">Audacity para la digitalización de las cintas. Grabación mono y exportación de los archivos grabados como PCM 8-bit sin compresión.</text:p>
        </text:list-item>
        <text:list-item>
          <text:p text:style-name="P12">Maketzx para extraer los programas de los archivos WAV. Opciones por defecto.</text:p>
        </text:list-item>
        <text:list-item>
          <text:p text:style-name="P12">Spectaculator como emulador de Spectrum. Ninguna configuración especial.</text:p>
        </text:list-item>
      </text:list>
      <text:p text:style-name="P2"/>
      <text:p text:style-name="P3">Problemas encontrados</text:p>
      <text:p text:style-name="P1"><text:span text:style-name="T1">El principal problema encontrado ha sido la digitalización de la cinta debido a la mala gestión de los </text:span><text:span text:style-name="T2">volúmenes</text:span><text:span text:style-name="T1"> de entrada del Audacity y del sistema operativo (Fedora 24) que por un lado no es uniforme y por otro lado interfieren entre sí. Esto </text:span><text:span text:style-name="T2">provocaba</text:span><text:span text:style-name="T1"> que a la hora de realizar la grabación, el resultado fuera un archivo de muy bajo nivel del que no se podía extraer ningún programa o por contra un archivo con un volumen excesivamente alto donde la señal excedía los niveles máximos y del que tampoco se podía extraer nada. </text:span></text:p>
      <text:p text:style-name="P10"><text:span text:style-name="T1">El problema se solucionó al realizar la captura del audio igualmente con Audacity, pero desde un sistema </text:span><text:span text:style-name="T2">Windows</text:span><text:span text:style-name="T1"> 10 donde los </text:span><text:span text:style-name="T2">volúmenes</text:span><text:span text:style-name="T1"> de grabación eran coherentes entre sí y la granularidad a la hora de incrementar el volumen de grabación era mayor. </text:span><text:span text:style-name="T3">En total fueron necesarias 17 pasadas a la cinta hasta obtener resultados.</text:span></text:p>
      <text:p text:style-name="P1"><text:span text:style-name="T1">Por otra parte, el hecho de no conocer el sistema Spectrum y sus </text:span><text:span text:style-name="T2">peculiaridades</text:span><text:span text:style-name="T1"> </text:span><text:span text:style-name="T2">también</text:span><text:span text:style-name="T1"> implicó ciertos problemas a la hora de poder comprobar los programas recuperados ya que tiene algunas peculiaridades como el teclado y sus comandos asociados a teclas que necesitan de al menos un tiempo de reflexión. </text:span></text:p>
      <text:p text:style-name="P3"/>
      <text:p text:style-name="P3">Programas encontrados</text:p>
      <text:p text:style-name="P2">Los programas encontrados fueron los siguientes: </text:p>
      <text:list xml:id="list182443128195221" text:continue-numbering="true" text:style-name="WWNum1">
        <text:list-item>
          <text:p text:style-name="P11"><text:span text:style-name="T2">Stop The </text:span><text:span text:style-name="T1">Express </text:span><text:a xlink:type="simple" xlink:href="http://www.worldofspectrum.org/infoseekid.cgi?id=0004916" text:style-name="Internet_20_link" text:visited-style-name="Visited_20_Internet_20_Link">http://www.worldofspectrum.org/infoseekid.cgi?id=0004916</text:a></text:p>
        </text:list-item>
        <text:list-item>
          <text:p text:style-name="P11"><text:span text:style-name="T1">Match Day </text:span><text:a xlink:type="simple" xlink:href="http://www.worldofspectrum.org/infoseekid.cgi?id=0002514" text:style-name="Internet_20_link" text:visited-style-name="Visited_20_Internet_20_Link">http://www.worldofspectrum.org/infoseekid.cgi?id=0002514</text:a><text:span text:style-name="T1"> </text:span></text:p>
        </text:list-item>
        <text:list-item>
          <text:p text:style-name="P11"><text:span text:style-name="T1">Chess </text:span><text:a xlink:type="simple" xlink:href="http://www.worldofspectrum.org/infoseekid.cgi?id=0000914" text:style-name="Internet_20_link" text:visited-style-name="Visited_20_Internet_20_Link">http://www.worldofspectrum.org/infoseekid.cgi?id=0000914</text:a></text:p>
        </text:list-item>
        <text:list-item>
          <text:p text:style-name="P11"><text:span text:style-name="T1">JetPack </text:span><text:a xlink:type="simple" xlink:href="http://www.worldofspectrum.org/infoseekid.cgi?id=0009362" text:style-name="Internet_20_link" text:visited-style-name="Visited_20_Internet_20_Link">http://www.worldofspectrum.org/infoseekid.cgi?id=0009362</text:a></text:p>
        </text:list-item>
      </text:list>
      <text:p text:style-name="P3"/>
      <text:p text:style-name="P3"><text:soft-page-break/>Programas recuperados</text:p>
      <text:p text:style-name="P2">En todos los casos salvo en el de JetPack se pudo cargar el programa e incluso iniciar una partida (todos <text:span text:style-name="T6">eran</text:span> juegos). En el caso de JetPack se produce un error en la carga inicial y se detiene la ejecución. <text:span text:style-name="T4">No fue posible su recuperación. </text:span>A continuación se pueden observar algunas capturas realizadas</text:p>
      <text:p text:style-name="P2"/>
      <text:p text:style-name="P4"><draw:frame draw:style-name="fr1" draw:name="Imagen1" text:anchor-type="as-char" svg:width="7.37cm" svg:height="6.939cm" draw:z-index="0"><draw:image xlink:href="Pictures/2000000A000039770000362805426FD3FE9A63DB.wmf" xlink:type="simple" xlink:show="embed" xlink:actuate="onLoad"/></draw:frame></text:p>
      <text:p text:style-name="P8"/>
      <text:p text:style-name="P4"><draw:frame draw:style-name="fr1" draw:name="Imagen2" text:anchor-type="as-char" svg:width="7.28cm" svg:height="6.92cm" draw:z-index="1"><draw:image xlink:href="Pictures/2000000A000038BE000035F3C32AFBD8124DC262.wmf" xlink:type="simple" xlink:show="embed" xlink:actuate="onLoad"/></draw:frame></text:p>
      <text:p text:style-name="P4"><text:soft-page-break/><draw:frame draw:style-name="fr1" draw:name="Imagen3" text:anchor-type="as-char" svg:width="7.31cm" svg:height="6.89cm" draw:z-index="2"><draw:image xlink:href="Pictures/2000000A0000390D000035BE77478F8DEF477D9B.wmf" xlink:type="simple" xlink:show="embed" xlink:actuate="onLoad"/></draw:frame></text:p>
      <text:p text:style-name="P8"/>
      <text:p text:style-name="P4"><draw:frame draw:style-name="fr1" draw:name="Imagen4" text:anchor-type="as-char" svg:width="7.26cm" svg:height="6.909cm" draw:z-index="3"><draw:image xlink:href="Pictures/2000000A000038A3000035D968ACB004D06BF455.wmf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8:24:42.184472697</dc:date>
    <meta:editing-duration>PT15M46S</meta:editing-duration>
    <meta:editing-cycles>5</meta:editing-cycles>
    <meta:generator>LibreOffice/5.1.6.2.0$Linux_X86_64 LibreOffice_project/10$Build-2</meta:generator>
    <meta:document-statistic meta:table-count="0" meta:image-count="4" meta:object-count="0" meta:page-count="3" meta:paragraph-count="21" meta:word-count="330" meta:character-count="2185" meta:non-whitespace-character-count="1875"/>
  </office:meta>
</office:document-meta>
</file>